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ni" svg:font-family="Ani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4.101cm"/>
        </style:tab-stops>
      </style:paragraph-properties>
      <style:text-properties style:font-name="Ubuntu Condensed" fo:font-size="24pt" officeooo:rsid="00075f41" officeooo:paragraph-rsid="00075f41" style:font-size-asian="21pt" style:font-size-complex="24pt"/>
    </style:style>
    <style:style style:name="P2" style:family="paragraph" style:parent-style-name="Standard">
      <style:paragraph-properties fo:text-align="start" style:justify-single-word="false">
        <style:tab-stops>
          <style:tab-stop style:position="4.101cm"/>
        </style:tab-stops>
      </style:paragraph-properties>
      <style:text-properties style:font-name="Ubuntu Condensed" fo:font-size="24pt" officeooo:rsid="00075f41" officeooo:paragraph-rsid="00075f41" style:font-size-asian="21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VA ESPERANÇA</text:p>
      <text:p text:style-name="P2">Até uns anos atrás, eu e minha <text:s/>família viajávamos para o sítio da minha tia.</text:p>
      <text:p text:style-name="P2">Eu sinceramente não gostava de ir para lá, não me dou muito bem com as pessoas de lá e principalmente uma criancinha chata que ficava me importunando desde quando eu chegava até minha saída ( inclusive ele já quase enfiou uma faca na minha barriga ).</text:p>
      <text:p text:style-name="P2">As únicas partes boas de quando eu ia lá eram os cachorros, o balanço e a fofoca, mas fora isso era cha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ni" svg:font-family="Ani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3T14:14:52.969113357</meta:creation-date>
    <dc:date>2022-08-23T14:25:06.499148222</dc:date>
    <meta:editing-duration>PT1S</meta:editing-duration>
    <meta:editing-cycles>1</meta:editing-cycles>
    <meta:document-statistic meta:table-count="0" meta:image-count="0" meta:object-count="0" meta:page-count="1" meta:paragraph-count="4" meta:word-count="85" meta:character-count="447" meta:non-whitespace-character-count="365"/>
    <meta:generator>LibreOffice/5.1.6.2$Linux_X86_64 LibreOffice_project/10m0$Build-2</meta:generator>
  </office:meta>
</office:document-meta>
</file>